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611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745cm"/>
    </style:style>
    <style:style style:name="co8" style:family="table-column">
      <style:table-column-properties fo:break-before="auto" style:column-width="4.3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Caractéristique </text:p>
          </table:table-cell>
          <table:table-cell office:value-type="string">
            <text:p>développeur junior en France</text:p>
          </table:table-cell>
          <table:table-cell/>
          <table:table-cell office:value-type="string">
            <text:p>Source : </text:p>
          </table:table-cell>
          <table:table-cell/>
          <table:table-cell office:value-type="string">
            <text:p>Caractéristique </text:p>
          </table:table-cell>
          <table:table-cell office:value-type="string">
            <text:p><text:s/>Chef de projet en France</text:p>
          </table:table-cell>
          <table:table-cell table:style-name="ce1"/>
          <table:table-cell office:value-type="string">
            <text:p>Source : </text:p>
          </table:table-cell>
        </table:table-row>
        <table:table-row table:style-name="ro1">
          <table:table-cell office:value-type="string">
            <text:p>Salaire en Brut</text:p>
          </table:table-cell>
          <table:table-cell table:style-name="ce1" office:value-type="string">
            <text:p>mois </text:p>
          </table:table-cell>
          <table:table-cell table:style-name="ce1" office:value-type="string">
            <text:p>Heure</text:p>
          </table:table-cell>
          <table:table-cell table:style-name="ce1" office:value-type="string">
            <text:p><text:a xlink:href="https://fr.talent.com/salary?job=developpeur+java+junior">Salaire developpeur java</text:a></text:p>
          </table:table-cell>
          <table:table-cell table:style-name="ce1"/>
          <table:table-cell table:style-name="ce1" office:value-type="string">
            <text:p>Salaire en brut</text:p>
          </table:table-cell>
          <table:table-cell table:style-name="ce1" office:value-type="string">
            <text:p>mois</text:p>
          </table:table-cell>
          <table:table-cell table:style-name="ce1" office:value-type="string">
            <text:p>heure</text:p>
          </table:table-cell>
          <table:table-cell table:style-name="ce1" office:value-type="string">
            <text:p><text:a xlink:href="https://www.hellowork.com/fr-fr/metiers/chef-de-projet.html">Chef de projet informatique</text:a></text:p>
          </table:table-cell>
        </table:table-row>
        <table:table-row table:style-name="ro1">
          <table:table-cell/>
          <table:table-cell table:style-name="ce2" office:value-type="currency" office:currency="EUR" office:value="3000">
            <text:p>3 000,00 €</text:p>
          </table:table-cell>
          <table:table-cell table:style-name="ce2" office:value-type="currency" office:currency="EUR" office:value="19.78">
            <text:p>19,78 €</text:p>
          </table:table-cell>
          <table:table-cell table:style-name="ce1" table:number-columns-repeated="3"/>
          <table:table-cell table:style-name="ce2" office:value-type="currency" office:currency="EUR" office:value="3500">
            <text:p>3 500,00 €</text:p>
          </table:table-cell>
          <table:table-cell table:style-name="ce2" office:value-type="currency" office:currency="EUR" office:value="23.04">
            <text:p>23,04 €</text:p>
          </table:table-cell>
          <table:table-cell/>
        </table:table-row>
        <table:table-row table:style-name="ro1">
          <table:table-cell office:value-type="string">
            <text:p>Brut Patronal</text:p>
          </table:table-cell>
          <table:table-cell table:style-name="ce2" table:formula="of:=[.B3]*1.45" office:value-type="currency" office:currency="EUR" office:value="4350">
            <text:p>4 350,00 €</text:p>
          </table:table-cell>
          <table:table-cell table:style-name="ce2" table:formula="of:=[.C3]*1.45" office:value-type="currency" office:currency="EUR" office:value="28.681">
            <text:p>28,68 €</text:p>
          </table:table-cell>
          <table:table-cell table:style-name="ce1" table:number-columns-repeated="2"/>
          <table:table-cell table:style-name="ce1" office:value-type="string">
            <text:p>Brut Patronal</text:p>
          </table:table-cell>
          <table:table-cell table:style-name="ce2" table:formula="of:=[.G3]*1.45" office:value-type="currency" office:currency="EUR" office:value="5075">
            <text:p>5 075,00 €</text:p>
          </table:table-cell>
          <table:table-cell table:style-name="ce2" table:formula="of:=[.H3]*1.45" office:value-type="currency" office:currency="EUR" office:value="33.408">
            <text:p>33,41 €</text:p>
          </table:table-cell>
          <table:table-cell/>
        </table:table-row>
        <table:table-row table:style-name="ro1">
          <table:table-cell/>
          <table:table-cell table:style-name="ce1" table:number-columns-repeated="5"/>
          <table:table-cell table:number-columns-repeated="3"/>
        </table:table-row>
        <table:table-row table:style-name="ro1">
          <table:table-cell office:value-type="string">
            <text:p>ID de la tache</text:p>
          </table:table-cell>
          <table:table-cell table:style-name="ce1" office:value-type="string">
            <text:p>Temps Jour</text:p>
          </table:table-cell>
          <table:table-cell table:style-name="ce1" office:value-type="string">
            <text:p>Temps en Heure</text:p>
          </table:table-cell>
          <table:table-cell table:style-name="ce1" office:value-type="string">
            <text:p>Nb participants</text:p>
          </table:table-cell>
          <table:table-cell table:style-name="ce1" office:value-type="string">
            <text:p>Chef de projet</text:p>
          </table:table-cell>
          <table:table-cell table:style-name="ce1" office:value-type="string">
            <text:p>prix de la tache en €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08">
            <text:p>0,008</text:p>
          </table:table-cell>
          <table:table-cell table:style-name="ce1" table:formula="of:=[.B7]*24" office:value-type="float" office:value="0.192">
            <text:p>0,19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x</text:p>
          </table:table-cell>
          <table:table-cell table:style-name="ce5" table:formula="of:=[.C7]*[.D7]*[.C4]+IF([.E7]=&quot;x&quot;; [.H4]; 0)*[.C7]" office:value-type="float" office:value="17.42784">
            <text:p>17,4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071">
            <text:p>0,071</text:p>
          </table:table-cell>
          <table:table-cell table:style-name="ce1" table:formula="of:=[.B8]*24" office:value-type="float" office:value="1.704">
            <text:p>1,70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8]*[.D8]*[.C4]+IF([.E8]=&quot;x&quot;; [.H4]; 0)*[.C8]" office:value-type="float" office:value="48.872424">
            <text:p>48,8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035">
            <text:p>0,035</text:p>
          </table:table-cell>
          <table:table-cell table:style-name="ce1" table:formula="of:=[.B9]*24" office:value-type="float" office:value="0.84">
            <text:p>0,8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5" table:formula="of:=[.C9]*[.D9]*[.C4]+IF([.E9]=&quot;x&quot;; [.H4]; 0)*[.C9]" office:value-type="float" office:value="52.15476">
            <text:p>52,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214">
            <text:p>0,214</text:p>
          </table:table-cell>
          <table:table-cell table:style-name="ce1" table:formula="of:=[.B10]*24" office:value-type="float" office:value="5.136">
            <text:p>5,13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10]*[.D10]*[.C4]+IF([.E10]=&quot;x&quot;; [.H4]; 0)*[.C10]" office:value-type="float" office:value="147.305616">
            <text:p>147,3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0.214">
            <text:p>0,214</text:p>
          </table:table-cell>
          <table:table-cell table:style-name="ce1" table:formula="of:=[.B11]*24" office:value-type="float" office:value="5.136">
            <text:p>5,13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5" table:formula="of:=[.C11]*[.D11]*[.C4]+IF([.E11]=&quot;x&quot;; [.H4]; 0)*[.C11]" office:value-type="float" office:value="171.583488">
            <text:p>171,5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0.071">
            <text:p>0,071</text:p>
          </table:table-cell>
          <table:table-cell table:style-name="ce1" table:formula="of:=[.B12]*24" office:value-type="float" office:value="1.704">
            <text:p>1,70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12]*[.D12]*[.C4]+IF([.E12]=&quot;x&quot;; [.H4]; 0)*[.C12]" office:value-type="float" office:value="48.872424">
            <text:p>48,8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024">
            <text:p>0,024</text:p>
          </table:table-cell>
          <table:table-cell table:style-name="ce1" table:formula="of:=[.B13]*24" office:value-type="float" office:value="0.576">
            <text:p>0,576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x</text:p>
          </table:table-cell>
          <table:table-cell table:style-name="ce5" table:formula="of:=[.C13]*[.D13]*[.C4]+IF([.E13]=&quot;x&quot;; [.H4]; 0)*[.C13]" office:value-type="float" office:value="52.28352">
            <text:p>52,28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286">
            <text:p>0,286</text:p>
          </table:table-cell>
          <table:table-cell table:style-name="ce1" table:formula="of:=[.B14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14]*[.D14]*[.C4]+IF([.E14]=&quot;x&quot;; [.H4]; 0)*[.C14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143">
            <text:p>0,143</text:p>
          </table:table-cell>
          <table:table-cell table:style-name="ce1" table:formula="of:=[.B15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15]*[.D15]*[.C4]+IF([.E15]=&quot;x&quot;; [.H4]; 0)*[.C15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0.143">
            <text:p>0,143</text:p>
          </table:table-cell>
          <table:table-cell table:style-name="ce1" table:formula="of:=[.B16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16]*[.D16]*[.C4]+IF([.E16]=&quot;x&quot;; [.H4]; 0)*[.C16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0.286">
            <text:p>0,286</text:p>
          </table:table-cell>
          <table:table-cell table:style-name="ce1" table:formula="of:=[.B17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17]*[.D17]*[.C4]+IF([.E17]=&quot;x&quot;; [.H4]; 0)*[.C17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0.143">
            <text:p>0,143</text:p>
          </table:table-cell>
          <table:table-cell table:style-name="ce1" table:formula="of:=[.B18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18]*[.D18]*[.C4]+IF([.E18]=&quot;x&quot;; [.H4]; 0)*[.C18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0.143">
            <text:p>0,143</text:p>
          </table:table-cell>
          <table:table-cell table:style-name="ce1" table:formula="of:=[.B19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19]*[.D19]*[.C4]+IF([.E19]=&quot;x&quot;; [.H4]; 0)*[.C19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0.286">
            <text:p>0,286</text:p>
          </table:table-cell>
          <table:table-cell table:style-name="ce1" table:formula="of:=[.B20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0]*[.D20]*[.C4]+IF([.E20]=&quot;x&quot;; [.H4]; 0)*[.C20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0.143">
            <text:p>0,143</text:p>
          </table:table-cell>
          <table:table-cell table:style-name="ce1" table:formula="of:=[.B21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1]*[.D21]*[.C4]+IF([.E21]=&quot;x&quot;; 32.93; 0)*[.C21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0.143">
            <text:p>0,143</text:p>
          </table:table-cell>
          <table:table-cell table:style-name="ce1" table:formula="of:=[.B22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2]*[.D22]*[.C4]+IF([.E22]=&quot;x&quot;; [.H4]; 0)*[.C22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0.286">
            <text:p>0,286</text:p>
          </table:table-cell>
          <table:table-cell table:style-name="ce1" table:formula="of:=[.B23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3]*[.D23]*[.C4]+IF([.E23]=&quot;x&quot;; [.H4]; 0)*[.C23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0.143">
            <text:p>0,143</text:p>
          </table:table-cell>
          <table:table-cell table:style-name="ce1" table:formula="of:=[.B24]*24" office:value-type="float" office:value="3.432">
            <text:p>3,432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5" table:formula="of:=[.C24]*[.D24]*[.C4]+IF([.E24]=&quot;x&quot;; [.H4]; 0)*[.C24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0.143">
            <text:p>0,143</text:p>
          </table:table-cell>
          <table:table-cell table:style-name="ce1" table:formula="of:=[.B25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5]*[.D25]*[.C4]+IF([.E25]=&quot;x&quot;; [.H4]; 0)*[.C25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0.429">
            <text:p>0,429</text:p>
          </table:table-cell>
          <table:table-cell table:style-name="ce1" table:formula="of:=[.B26]*24" office:value-type="float" office:value="10.296">
            <text:p>10,29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6]*[.D26]*[.C4]+IF([.E26]=&quot;x&quot;; [.H4]; 0)*[.C26]" office:value-type="float" office:value="295.299576">
            <text:p>295,3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0.214">
            <text:p>0,214</text:p>
          </table:table-cell>
          <table:table-cell table:style-name="ce1" table:formula="of:=[.B27]*24" office:value-type="float" office:value="5.136">
            <text:p>5,13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7]*[.D27]*[.C4]+IF([.E27]=&quot;x&quot;; [.H4]; 0)*[.C27]" office:value-type="float" office:value="147.305616">
            <text:p>147,3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0.214">
            <text:p>0,214</text:p>
          </table:table-cell>
          <table:table-cell table:style-name="ce1" table:formula="of:=[.B28]*24" office:value-type="float" office:value="5.136">
            <text:p>5,13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8]*[.D28]*[.C4]+IF([.E28]=&quot;x&quot;; [.H4]; 0)*[.C28]" office:value-type="float" office:value="147.305616">
            <text:p>147,3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0.357">
            <text:p>0,357</text:p>
          </table:table-cell>
          <table:table-cell table:style-name="ce1" table:formula="of:=[.B29]*24" office:value-type="float" office:value="8.568">
            <text:p>8,568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29]*[.D29]*[.C4]+IF([.E29]=&quot;x&quot;; [.H4]; 0)*[.C29]" office:value-type="float" office:value="245.738808">
            <text:p>245,74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0.357">
            <text:p>0,357</text:p>
          </table:table-cell>
          <table:table-cell table:style-name="ce1" table:formula="of:=[.B30]*24" office:value-type="float" office:value="8.568">
            <text:p>8,568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30]*[.D30]*[.C4]+IF([.E30]=&quot;x&quot;; [.H4]; 0)*[.C30]" office:value-type="float" office:value="245.738808">
            <text:p>245,7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0.036">
            <text:p>0,036</text:p>
          </table:table-cell>
          <table:table-cell table:style-name="ce1" table:formula="of:=[.B31]*24" office:value-type="float" office:value="0.864">
            <text:p>0,864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5" table:formula="of:=[.C31]*[.D31]*[.C4]+IF([.E31]=&quot;x&quot;; [.H4]; 0)*[.C31]" office:value-type="float" office:value="74.341152">
            <text:p>74,34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0.071">
            <text:p>0,071</text:p>
          </table:table-cell>
          <table:table-cell table:style-name="ce1" table:formula="of:=[.B32]*24" office:value-type="float" office:value="1.704">
            <text:p>1,70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5" table:formula="of:=[.C32]*[.D32]*[.C4]+IF([.E32]=&quot;x&quot;; [.H4]; 0)*[.C32]" office:value-type="float" office:value="56.927232">
            <text:p>56,93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0.143">
            <text:p>0,143</text:p>
          </table:table-cell>
          <table:table-cell table:style-name="ce1" table:formula="of:=[.B33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33]*[.D33]*[.C4]+IF([.E33]=&quot;x&quot;; [.H4]; 0)*[.C33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0.143">
            <text:p>0,143</text:p>
          </table:table-cell>
          <table:table-cell table:style-name="ce1" table:formula="of:=[.B34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5" table:formula="of:=[.C34]*[.D34]*[.C4]+IF([.E34]=&quot;x&quot;; [.H4]; 0)*[.C34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 table:style-name="ce3"/>
          <table:table-cell table:style-name="ce4"/>
          <table:table-cell table:style-name="ce1" office:value-type="string">
            <text:p>prix total : </text:p>
          </table:table-cell>
          <table:table-cell table:style-name="ce6" table:formula="of:=SUM([.F7:.F29])" office:value-type="currency" office:currency="EUR" office:value="3047.513952">
            <text:p>3 047,51 €</text:p>
          </table:table-cell>
          <table:table-cell table:style-name="ce4" office:value-type="string">
            <text:p>€</text:p>
          </table:table-cell>
          <table:table-cell office:value-type="string">
            <text:p>En brut Patronal</text:p>
          </table:table-cell>
        </table:table-row>
        <table:table-row table:style-name="ro1" table:number-rows-repeated="3">
          <table:table-cell/>
          <table:table-cell table:style-name="ce1" table:number-columns-repeated="5"/>
          <table:table-cell table:number-columns-repeated="3"/>
        </table:table-row>
        <table:table-row table:style-name="ro1" table:number-rows-repeated="1048536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3">03/06/2023</text:date>, <text:time>11:1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6T11:39:56.646000000</meta:creation-date>
    <dc:date>2023-06-03T11:16:17.09</dc:date>
    <meta:editing-duration>PT3H56M7S</meta:editing-duration>
    <meta:editing-cycles>6</meta:editing-cycles>
    <meta:generator>OpenOffice/4.1.13$Win32 OpenOffice.org_project/4113m1$Build-9810</meta:generator>
    <dc:creator>Robin Fligitter</dc:creator>
    <meta:document-statistic meta:table-count="1" meta:cell-count="202" meta:object-count="0"/>
  </office:meta>
</office:document-meta>
</file>